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e6e6e6" draw:textarea-horizontal-align="center" draw:textarea-vertical-align="middle" draw:auto-grow-height="false" draw:auto-grow-width="false" fo:min-height="0.489cm" fo:min-width="1.128cm" fo:padding-top="0.051cm" fo:padding-bottom="0.051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draw:stroke="none" svg:stroke-color="#000000" draw:fill="solid" draw:fill-color="#999999" draw:textarea-horizontal-align="center" draw:textarea-vertical-align="top" draw:auto-grow-height="false" draw:auto-grow-width="false" fo:min-height="0.489cm" fo:min-width="1.128cm" fo:padding-top="0.051cm" fo:padding-bottom="0.051cm" fo:padding-left="0.051cm" fo:padding-right="0.051cm"/>
    </style:style>
    <style:style style:name="gr7" style:family="graphic" style:parent-style-name="standard">
      <style:graphic-properties draw:stroke="none" svg:stroke-color="#000000" draw:fill="solid" draw:fill-color="#e6e6e6" draw:textarea-horizontal-align="center" draw:textarea-vertical-align="middle" draw:auto-grow-height="false" draw:auto-grow-width="false" fo:min-height="0.489cm" fo:min-width="1.128cm" fo:padding-top="0.025cm" fo:padding-bottom="0.025cm" fo:padding-left="0.025cm" fo:padding-right="0.025cm"/>
    </style:style>
    <style:style style:name="gr8" style:family="graphic" style:parent-style-name="standard">
      <style:graphic-properties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fo:min-height="0.293cm" fo:padding-top="0cm" fo:padding-bottom="0cm" fo:padding-left="0cm" fo:padding-right="0cm"/>
    </style:style>
    <style:style style:name="gr10" style:family="graphic" style:parent-style-name="standard">
      <style:graphic-properties draw:stroke="dash" draw:stroke-dash="Ultrafine_20_Dashed" svg:stroke-width="0.102cm" draw:marker-start-width="0.457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4pt" style:font-size-asian="4pt" style:font-size-complex="4pt"/>
    </style:style>
    <style:style style:name="P4" style:family="paragraph">
      <style:text-properties fo:font-size="4pt" fo:font-weight="bold" style:font-size-asian="4pt" style:font-weight-asian="bold" style:font-size-complex="4pt" style:font-weight-complex="bold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pt" fo:font-weight="bold" style:font-size-asian="4pt" style:font-weight-asian="bold" style:font-size-complex="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93cm" svg:height="0.893cm" svg:x="3.011cm" svg:y="0.1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08.41121495327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1.126cm" svg:height="1.126cm" svg:x="2.895cm" svg:y="0.0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32.47559893522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2" draw:text-style-name="P1" draw:layer="layout" svg:width="0.482cm" svg:height="1.19cm" svg:x="3.221cm" svg:y="0cm">
            <text:p/>
          </draw:rect>
        </draw:g>
        <draw:g>
          <draw:custom-shape draw:style-name="gr1" draw:text-style-name="P1" draw:layer="layout" svg:width="0.893cm" svg:height="0.893cm" svg:x="1.211cm" svg:y="0.1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08.41121495327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1.126cm" svg:height="1.126cm" svg:x="1.095cm" svg:y="0.0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32.47559893522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2" draw:text-style-name="P1" draw:layer="layout" svg:width="0.482cm" svg:height="1.19cm" svg:x="1.421cm" svg:y="0cm">
            <text:p/>
          </draw:rect>
        </draw:g>
        <draw:custom-shape draw:style-name="gr3" draw:text-style-name="P2" draw:layer="layout" svg:width="0.689cm" svg:height="0.718cm" svg:x="1.303cm" svg:y="0.227cm"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9cm" svg:height="0.717cm" svg:x="3.117cm" svg:y="0.227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4cm" svg:height="0.724cm" svg:x="4.939cm" svg:y="0.229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633cm" svg:height="0.336cm" svg:x="1.753cm" svg:y="1.228cm">
          <draw:text-box>
            <text:p text:style-name="P3"><text:span text:style-name="T2">Fetch: Node 2, Block 0</text:span></text:p>
          </draw:text-box>
        </draw:frame>
        <draw:frame draw:style-name="gr5" draw:text-style-name="P5" draw:layer="layout" svg:width="1.114cm" svg:height="0.882cm" svg:x="0cm" svg:y="0.124cm">
          <draw:text-box>
            <text:p text:style-name="P5"><text:span text:style-name="T3">1)</text:span></text:p>
          </draw:text-box>
        </draw:frame>
        <draw:frame draw:style-name="gr6" draw:text-style-name="P4" draw:layer="layout" svg:width="0.949cm" svg:height="1.88cm" svg:x="5.903cm" svg:y="2.479cm">
          <draw:text-box>
            <text:p text:style-name="P3"><text:span text:style-name="T2">Block 0</text:span></text:p>
          </draw:text-box>
        </draw:frame>
        <draw:custom-shape draw:style-name="gr3" draw:text-style-name="P2" draw:layer="layout" svg:width="0.689cm" svg:height="0.718cm" svg:x="1.304cm" svg:y="1.727cm"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9cm" svg:height="0.717cm" svg:x="3.118cm" svg:y="1.727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4cm" svg:height="0.724cm" svg:x="4.94cm" svg:y="1.729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114cm" svg:height="0.882cm" svg:x="0.001cm" svg:y="1.624cm">
          <draw:text-box>
            <text:p text:style-name="P5"><text:span text:style-name="T3">2)</text:span></text:p>
          </draw:text-box>
        </draw:frame>
        <draw:frame draw:style-name="gr7" draw:text-style-name="P4" draw:id="id1" draw:layer="layout" svg:width="0.825cm" svg:height="0.189cm" svg:x="5.955cm" svg:y="2.699cm">
          <draw:text-box>
            <text:p text:style-name="P3"><text:span text:style-name="T2">Chunk 0</text:span></text:p>
          </draw:text-box>
        </draw:frame>
        <draw:frame draw:style-name="gr7" draw:text-style-name="P4" draw:id="id2" draw:layer="layout" svg:width="0.825cm" svg:height="0.189cm" svg:x="5.956cm" svg:y="2.9cm">
          <draw:text-box>
            <text:p text:style-name="P3"><text:span text:style-name="T2">Chunk 1</text:span></text:p>
          </draw:text-box>
        </draw:frame>
        <draw:frame draw:style-name="gr7" draw:text-style-name="P4" draw:id="id3" draw:layer="layout" svg:width="0.825cm" svg:height="0.189cm" svg:x="5.957cm" svg:y="3.101cm">
          <draw:text-box>
            <text:p text:style-name="P3"><text:span text:style-name="T2">Chunk 2</text:span></text:p>
          </draw:text-box>
        </draw:frame>
        <draw:frame draw:style-name="gr7" draw:text-style-name="P4" draw:id="id4" draw:layer="layout" svg:width="0.825cm" svg:height="0.189cm" svg:x="5.958cm" svg:y="3.302cm">
          <draw:text-box>
            <text:p text:style-name="P3"><text:span text:style-name="T2">Chunk 3</text:span></text:p>
          </draw:text-box>
        </draw:frame>
        <draw:frame draw:style-name="gr7" draw:text-style-name="P4" draw:id="id5" draw:layer="layout" svg:width="0.825cm" svg:height="0.189cm" svg:x="5.959cm" svg:y="3.503cm">
          <draw:text-box>
            <text:p text:style-name="P3"><text:span text:style-name="T2">Chunk 4</text:span></text:p>
          </draw:text-box>
        </draw:frame>
        <draw:frame draw:style-name="gr7" draw:text-style-name="P4" draw:id="id6" draw:layer="layout" svg:width="0.825cm" svg:height="0.189cm" svg:x="5.96cm" svg:y="3.704cm">
          <draw:text-box>
            <text:p text:style-name="P3"><text:span text:style-name="T2">Chunk 5</text:span></text:p>
          </draw:text-box>
        </draw:frame>
        <draw:frame draw:style-name="gr7" draw:text-style-name="P4" draw:id="id7" draw:layer="layout" svg:width="0.825cm" svg:height="0.189cm" svg:x="5.961cm" svg:y="3.905cm">
          <draw:text-box>
            <text:p text:style-name="P3"><text:span text:style-name="T2">Chunk 6</text:span></text:p>
          </draw:text-box>
        </draw:frame>
        <draw:frame draw:style-name="gr7" draw:text-style-name="P4" draw:id="id8" draw:layer="layout" svg:width="0.825cm" svg:height="0.189cm" svg:x="5.962cm" svg:y="4.106cm">
          <draw:text-box>
            <text:p text:style-name="P3"><text:span text:style-name="T2">Chunk 7</text:span></text:p>
          </draw:text-box>
        </draw:frame>
        <draw:connector draw:style-name="gr8" draw:text-style-name="P1" draw:layer="layout" draw:type="line" svg:x1="5.955cm" svg:y1="2.793cm" svg:x2="3.809cm" svg:y2="2.78cm" draw:start-shape="id1" draw:start-glue-point="3" svg:d="m5955 2793-2146-13">
          <text:p/>
        </draw:connector>
        <draw:connector draw:style-name="gr8" draw:text-style-name="P1" draw:layer="layout" draw:type="line" svg:x1="5.956cm" svg:y1="2.994cm" svg:x2="3.809cm" svg:y2="2.981cm" draw:start-shape="id2" draw:start-glue-point="3" svg:d="m5956 2994-2147-13">
          <text:p/>
        </draw:connector>
        <draw:connector draw:style-name="gr8" draw:text-style-name="P1" draw:layer="layout" draw:type="line" svg:x1="5.957cm" svg:y1="3.195cm" svg:x2="3.809cm" svg:y2="3.182cm" draw:start-shape="id3" draw:start-glue-point="3" svg:d="m5957 3195-2148-13">
          <text:p/>
        </draw:connector>
        <draw:connector draw:style-name="gr8" draw:text-style-name="P1" draw:layer="layout" draw:type="line" svg:x1="5.958cm" svg:y1="3.396cm" svg:x2="3.809cm" svg:y2="3.383cm" draw:start-shape="id4" draw:start-glue-point="3" svg:d="m5958 3396-2149-13">
          <text:p/>
        </draw:connector>
        <draw:connector draw:style-name="gr8" draw:text-style-name="P1" draw:layer="layout" draw:type="line" svg:x1="5.959cm" svg:y1="3.597cm" svg:x2="3.809cm" svg:y2="3.584cm" draw:start-shape="id5" draw:start-glue-point="3" svg:d="m5959 3597-2150-13">
          <text:p/>
        </draw:connector>
        <draw:connector draw:style-name="gr8" draw:text-style-name="P1" draw:layer="layout" draw:type="line" svg:x1="5.96cm" svg:y1="3.798cm" svg:x2="3.809cm" svg:y2="3.785cm" draw:start-shape="id6" draw:start-glue-point="3" svg:d="m5960 3798-2151-13">
          <text:p/>
        </draw:connector>
        <draw:connector draw:style-name="gr8" draw:text-style-name="P1" draw:layer="layout" draw:type="line" svg:x1="5.961cm" svg:y1="3.999cm" svg:x2="3.809cm" svg:y2="3.986cm" draw:start-shape="id7" draw:start-glue-point="3" svg:d="m5961 3999-2152-13">
          <text:p/>
        </draw:connector>
        <draw:connector draw:style-name="gr8" draw:text-style-name="P1" draw:layer="layout" draw:type="line" svg:x1="5.962cm" svg:y1="4.2cm" svg:x2="3.809cm" svg:y2="4.187cm" draw:start-shape="id8" draw:start-glue-point="3" svg:d="m5962 4200-2153-13">
          <text:p/>
        </draw:connector>
        <draw:connector draw:style-name="gr8" draw:text-style-name="P1" draw:layer="layout" draw:type="line" svg:x1="3.456cm" svg:y1="2.793cm" svg:x2="1.889cm" svg:y2="2.78cm" svg:d="m3456 2793-1567-13">
          <text:p/>
        </draw:connector>
        <draw:connector draw:style-name="gr8" draw:text-style-name="P1" draw:layer="layout" draw:type="line" svg:x1="3.457cm" svg:y1="3.195cm" svg:x2="1.889cm" svg:y2="3.182cm" svg:d="m3457 3195-1568-13">
          <text:p/>
        </draw:connector>
        <draw:connector draw:style-name="gr8" draw:text-style-name="P1" draw:layer="layout" draw:type="line" svg:x1="3.459cm" svg:y1="3.396cm" svg:x2="1.889cm" svg:y2="3.383cm" svg:d="m3459 3396-1570-13">
          <text:p/>
        </draw:connector>
        <draw:connector draw:style-name="gr8" draw:text-style-name="P1" draw:layer="layout" draw:type="line" svg:x1="3.46cm" svg:y1="3.597cm" svg:x2="1.889cm" svg:y2="3.584cm" svg:d="m3460 3597-1571-13">
          <text:p/>
        </draw:connector>
        <draw:connector draw:style-name="gr8" draw:text-style-name="P1" draw:layer="layout" draw:type="line" svg:x1="3.46cm" svg:y1="3.999cm" svg:x2="1.889cm" svg:y2="3.986cm" svg:d="m3460 3999-1571-13">
          <text:p/>
        </draw:connector>
        <draw:connector draw:style-name="gr8" draw:text-style-name="P1" draw:layer="layout" draw:type="line" svg:x1="3.461cm" svg:y1="4.2cm" svg:x2="1.889cm" svg:y2="4.187cm" svg:d="m3461 4200-1572-13">
          <text:p/>
        </draw:connector>
        <draw:frame draw:style-name="gr9" draw:text-style-name="P6" draw:layer="layout" svg:width="0.271cm" svg:height="0.314cm" svg:x="4.832cm" svg:y="2.833cm">
          <draw:text-box>
            <text:p text:style-name="P6"><text:span text:style-name="T4">X</text:span></text:p>
          </draw:text-box>
        </draw:frame>
        <draw:frame draw:style-name="gr9" draw:text-style-name="P6" draw:layer="layout" svg:width="0.271cm" svg:height="0.314cm" svg:x="4.833cm" svg:y="3.633cm">
          <draw:text-box>
            <text:p text:style-name="P6"><text:span text:style-name="T4">X</text:span></text:p>
          </draw:text-box>
        </draw:frame>
        <draw:frame draw:style-name="gr9" draw:text-style-name="P6" draw:layer="layout" svg:width="0.271cm" svg:height="0.314cm" svg:x="2.634cm" svg:y="3.233cm">
          <draw:text-box>
            <text:p text:style-name="P6"><text:span text:style-name="T4">X</text:span></text:p>
          </draw:text-box>
        </draw:frame>
        <draw:line draw:style-name="gr10" draw:text-style-name="P1" draw:layer="layout" svg:x1="1.038cm" svg:y1="4.12cm" svg:x2="1.038cm" svg:y2="5.196cm">
          <text:p/>
        </draw:line>
        <draw:frame draw:style-name="gr4" draw:text-style-name="P4" draw:layer="layout" svg:width="0.984cm" svg:height="0.336cm" svg:x="1.254cm" svg:y="4.528cm">
          <draw:text-box>
            <text:p text:style-name="P3"><text:span text:style-name="T2">(Timeout)</text:span></text:p>
          </draw:text-box>
        </draw:frame>
        <draw:g>
          <draw:custom-shape draw:style-name="gr1" draw:text-style-name="P1" draw:layer="layout" svg:width="0.893cm" svg:height="0.893cm" svg:x="3.011cm" svg:y="5.1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08.41121495327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1.126cm" svg:height="1.126cm" svg:x="2.895cm" svg:y="5.0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32.47559893522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2" draw:text-style-name="P1" draw:layer="layout" svg:width="0.482cm" svg:height="1.19cm" svg:x="3.221cm" svg:y="5cm">
            <text:p/>
          </draw:rect>
        </draw:g>
        <draw:g>
          <draw:custom-shape draw:style-name="gr1" draw:text-style-name="P1" draw:layer="layout" svg:width="0.893cm" svg:height="0.893cm" svg:x="1.211cm" svg:y="5.1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08.41121495327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1.126cm" svg:height="1.126cm" svg:x="1.095cm" svg:y="5.0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32.47559893522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2" draw:text-style-name="P1" draw:layer="layout" svg:width="0.482cm" svg:height="1.19cm" svg:x="1.421cm" svg:y="5cm">
            <text:p/>
          </draw:rect>
        </draw:g>
        <draw:custom-shape draw:style-name="gr3" draw:text-style-name="P2" draw:layer="layout" svg:width="0.689cm" svg:height="0.718cm" svg:x="1.303cm" svg:y="5.227cm"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9cm" svg:height="0.717cm" svg:x="3.117cm" svg:y="5.227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4cm" svg:height="0.724cm" svg:x="4.939cm" svg:y="5.229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709cm" svg:height="0.336cm" svg:x="1.353cm" svg:y="6.228cm">
          <draw:text-box>
            <text:p text:style-name="P3"><text:span text:style-name="T2">Repair: Node 2, Block 0, Chunks 1,3,5</text:span></text:p>
          </draw:text-box>
        </draw:frame>
        <draw:frame draw:style-name="gr5" draw:text-style-name="P5" draw:layer="layout" svg:width="1.114cm" svg:height="0.882cm" svg:x="0cm" svg:y="5.124cm">
          <draw:text-box>
            <text:p text:style-name="P5"><text:span text:style-name="T3">3)</text:span></text:p>
          </draw:text-box>
        </draw:frame>
        <draw:frame draw:style-name="gr6" draw:text-style-name="P4" draw:layer="layout" svg:width="0.949cm" svg:height="1.88cm" svg:x="5.903cm" svg:y="7.479cm">
          <draw:text-box>
            <text:p text:style-name="P3"><text:span text:style-name="T2">Block 0</text:span></text:p>
          </draw:text-box>
        </draw:frame>
        <draw:custom-shape draw:style-name="gr3" draw:text-style-name="P2" draw:layer="layout" svg:width="0.689cm" svg:height="0.718cm" svg:x="1.304cm" svg:y="6.727cm"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9cm" svg:height="0.717cm" svg:x="3.118cm" svg:y="6.727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4cm" svg:height="0.724cm" svg:x="4.94cm" svg:y="6.729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114cm" svg:height="0.882cm" svg:x="0.001cm" svg:y="6.624cm">
          <draw:text-box>
            <text:p text:style-name="P5"><text:span text:style-name="T3">4)</text:span></text:p>
          </draw:text-box>
        </draw:frame>
        <draw:frame draw:style-name="gr7" draw:text-style-name="P4" draw:layer="layout" svg:width="0.825cm" svg:height="0.189cm" svg:x="5.955cm" svg:y="7.699cm">
          <draw:text-box>
            <text:p text:style-name="P3"><text:span text:style-name="T2">Chunk 0</text:span></text:p>
          </draw:text-box>
        </draw:frame>
        <draw:frame draw:style-name="gr7" draw:text-style-name="P4" draw:layer="layout" svg:width="0.825cm" svg:height="0.189cm" svg:x="5.956cm" svg:y="7.9cm">
          <draw:text-box>
            <text:p text:style-name="P3"><text:span text:style-name="T2">Chunk 1</text:span></text:p>
          </draw:text-box>
        </draw:frame>
        <draw:frame draw:style-name="gr7" draw:text-style-name="P4" draw:layer="layout" svg:width="0.825cm" svg:height="0.189cm" svg:x="5.957cm" svg:y="8.101cm">
          <draw:text-box>
            <text:p text:style-name="P3"><text:span text:style-name="T2">Chunk 2</text:span></text:p>
          </draw:text-box>
        </draw:frame>
        <draw:frame draw:style-name="gr7" draw:text-style-name="P4" draw:id="id9" draw:layer="layout" svg:width="0.825cm" svg:height="0.189cm" svg:x="5.958cm" svg:y="8.302cm">
          <draw:text-box>
            <text:p text:style-name="P3"><text:span text:style-name="T2">Chunk 3</text:span></text:p>
          </draw:text-box>
        </draw:frame>
        <draw:frame draw:style-name="gr7" draw:text-style-name="P4" draw:layer="layout" svg:width="0.825cm" svg:height="0.189cm" svg:x="5.959cm" svg:y="8.503cm">
          <draw:text-box>
            <text:p text:style-name="P3"><text:span text:style-name="T2">Chunk 4</text:span></text:p>
          </draw:text-box>
        </draw:frame>
        <draw:frame draw:style-name="gr7" draw:text-style-name="P4" draw:id="id10" draw:layer="layout" svg:width="0.825cm" svg:height="0.189cm" svg:x="5.96cm" svg:y="8.704cm">
          <draw:text-box>
            <text:p text:style-name="P3"><text:span text:style-name="T2">Chunk 5</text:span></text:p>
          </draw:text-box>
        </draw:frame>
        <draw:frame draw:style-name="gr7" draw:text-style-name="P4" draw:layer="layout" svg:width="0.825cm" svg:height="0.189cm" svg:x="5.961cm" svg:y="8.905cm">
          <draw:text-box>
            <text:p text:style-name="P3"><text:span text:style-name="T2">Chunk 6</text:span></text:p>
          </draw:text-box>
        </draw:frame>
        <draw:frame draw:style-name="gr7" draw:text-style-name="P4" draw:layer="layout" svg:width="0.825cm" svg:height="0.189cm" svg:x="5.962cm" svg:y="9.106cm">
          <draw:text-box>
            <text:p text:style-name="P3"><text:span text:style-name="T2">Chunk 7</text:span></text:p>
          </draw:text-box>
        </draw:frame>
        <draw:connector draw:style-name="gr8" draw:text-style-name="P1" draw:layer="layout" draw:type="line" svg:x1="5.958cm" svg:y1="8.396cm" svg:x2="3.809cm" svg:y2="8.383cm" draw:start-shape="id9" draw:start-glue-point="3" svg:d="m5958 8396-2149-13">
          <text:p/>
        </draw:connector>
        <draw:connector draw:style-name="gr8" draw:text-style-name="P1" draw:layer="layout" draw:type="line" svg:x1="5.96cm" svg:y1="8.798cm" svg:x2="3.809cm" svg:y2="8.785cm" draw:start-shape="id10" draw:start-glue-point="3" svg:d="m5960 8798-2151-13">
          <text:p/>
        </draw:connector>
        <draw:connector draw:style-name="gr8" draw:text-style-name="P1" draw:layer="layout" draw:type="line" svg:x1="3.459cm" svg:y1="8.396cm" svg:x2="1.889cm" svg:y2="8.383cm" svg:d="m3459 8396-1570-13">
          <text:p/>
        </draw:connector>
        <draw:connector draw:style-name="gr8" draw:text-style-name="P1" draw:layer="layout" draw:type="line" svg:x1="5.957cm" svg:y1="7.996cm" svg:x2="3.809cm" svg:y2="7.983cm" svg:d="m5957 7996-2148-13">
          <text:p/>
        </draw:connector>
        <draw:connector draw:style-name="gr8" draw:text-style-name="P1" draw:layer="layout" draw:type="line" svg:x1="3.457cm" svg:y1="7.996cm" svg:x2="1.889cm" svg:y2="7.983cm" svg:d="m3457 7996-1568-13">
          <text:p/>
        </draw:connector>
        <draw:connector draw:style-name="gr8" draw:text-style-name="P1" draw:layer="layout" draw:type="line" svg:x1="3.459cm" svg:y1="8.797cm" svg:x2="1.889cm" svg:y2="8.784cm" svg:d="m3459 8797-1570-13">
          <text:p/>
        </draw:connector>
        <draw:g>
          <draw:custom-shape draw:style-name="gr1" draw:text-style-name="P1" draw:layer="layout" svg:width="0.893cm" svg:height="0.893cm" svg:x="3.012cm" svg:y="9.3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08.41121495327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1.126cm" svg:height="1.126cm" svg:x="2.896cm" svg:y="9.2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32.47559893522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2" draw:text-style-name="P1" draw:layer="layout" svg:width="0.482cm" svg:height="1.19cm" svg:x="3.222cm" svg:y="9.2cm">
            <text:p/>
          </draw:rect>
        </draw:g>
        <draw:g>
          <draw:custom-shape draw:style-name="gr1" draw:text-style-name="P1" draw:layer="layout" svg:width="0.893cm" svg:height="0.893cm" svg:x="1.212cm" svg:y="9.3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08.41121495327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1.126cm" svg:height="1.126cm" svg:x="1.096cm" svg:y="9.2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32.47559893522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2" draw:text-style-name="P1" draw:layer="layout" svg:width="0.482cm" svg:height="1.19cm" svg:x="1.422cm" svg:y="9.2cm">
            <text:p/>
          </draw:rect>
        </draw:g>
        <draw:custom-shape draw:style-name="gr3" draw:text-style-name="P2" draw:layer="layout" svg:width="0.689cm" svg:height="0.718cm" svg:x="1.304cm" svg:y="9.427cm"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9cm" svg:height="0.717cm" svg:x="3.118cm" svg:y="9.427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84cm" svg:height="0.724cm" svg:x="4.94cm" svg:y="9.429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633cm" svg:height="0.336cm" svg:x="1.754cm" svg:y="10.428cm">
          <draw:text-box>
            <text:p text:style-name="P3"><text:span text:style-name="T2">Fetch: Node 2, Block 1</text:span></text:p>
          </draw:text-box>
        </draw:frame>
        <draw:frame draw:style-name="gr5" draw:text-style-name="P5" draw:layer="layout" svg:width="1.114cm" svg:height="0.882cm" svg:x="0.001cm" svg:y="9.324cm">
          <draw:text-box>
            <text:p text:style-name="P5"><text:span text:style-name="T3">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10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6T09:52:44</meta:creation-date>
    <dc:date>2010-05-03T16:16:02</dc:date>
    <dc:creator>Geoffrey Challen</dc:creator>
    <meta:editing-duration>PT01H20M03S</meta:editing-duration>
    <meta:editing-cycles>10</meta:editing-cycles>
    <meta:generator>OpenOffice.org/3.2$Unix OpenOffice.org_project/320m12$Build-9483</meta:generator>
    <meta:document-statistic meta:object-count="90"/>
  </office:meta>
</office:document-meta>
</file>